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egrito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Heading" style:list-style-name=""/>
    <style:style style:name="P4" style:family="paragraph" style:parent-style-name="Contents_20_Heading">
      <style:text-properties officeooo:rsid="002a20c0"/>
    </style:style>
    <style:style style:name="P5" style:family="paragraph" style:parent-style-name="Footnote">
      <style:text-properties officeooo:rsid="0020c769" officeooo:paragraph-rsid="0020c769"/>
    </style:style>
    <style:style style:name="P6" style:family="paragraph" style:parent-style-name="Heading">
      <style:paragraph-properties fo:break-before="page"/>
      <style:text-properties officeooo:rsid="0024068c" officeooo:paragraph-rsid="0024068c"/>
    </style:style>
    <style:style style:name="P7" style:family="paragraph" style:parent-style-name="Heading">
      <style:paragraph-properties fo:break-before="page"/>
      <style:text-properties officeooo:rsid="002a20c0" officeooo:paragraph-rsid="002a20c0"/>
    </style:style>
    <style:style style:name="P8" style:family="paragraph" style:parent-style-name="Standard">
      <style:text-properties officeooo:paragraph-rsid="0025d1b3"/>
    </style:style>
    <style:style style:name="P9" style:family="paragraph" style:parent-style-name="Título_20_das_20_seções">
      <style:text-properties officeooo:rsid="002a20c0" officeooo:paragraph-rsid="002a20c0"/>
    </style:style>
    <style:style style:name="T1" style:family="text">
      <style:text-properties officeooo:rsid="0021586d"/>
    </style:style>
    <style:style style:name="T2" style:family="text">
      <style:text-properties officeooo:rsid="0025d1b3"/>
    </style:style>
    <style:style style:name="T3" style:family="text">
      <style:text-properties officeooo:rsid="002a20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Negrito" style:font-family-generic="roman" style:font-pitch="variable"/>
    <style:font-face style:name="Times New Roman1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21cm" style:contextual-spacing="true" fo:line-height="150%" fo:text-align="justify" style:justify-single-word="false" fo:text-indent="1.499cm" style:auto-text-indent="false" style:page-number="auto"/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.212cm" style:contextual-spacing="false" fo:text-align="center" style:justify-single-word="false" fo:text-indent="0cm" style:auto-text-indent="false" fo:keep-with-next="always"/>
      <style:text-properties style:font-name="Times New Roman" fo:font-family="'Times New Roman'" style:font-style-name="Negrito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next-style-name="Standard" style:class="html" style:master-page-name="">
      <style:paragraph-properties fo:margin-left="4.001cm" fo:margin-right="0cm" fo:margin-top="0cm" fo:margin-bottom="0cm" style:contextual-spacing="true" fo:line-height="100%" fo:text-indent="0cm" style:auto-text-indent="false" style:page-number="auto"/>
      <style:text-properties fo:font-size="10pt"/>
    </style:style>
    <style:style style:name="Footnote" style:family="paragraph" style:parent-style-name="Standard" style:class="extra" style:master-page-name="">
      <style:paragraph-properties fo:margin-left="0.6cm" fo:margin-right="0cm" fo:line-height="100%" fo:text-align="start" style:justify-single-word="false" fo:text-indent="-0.6cm" style:auto-text-indent="false" style:page-number="auto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paragraph-properties fo:margin-top="0.423cm" fo:margin-bottom="0.212cm" style:contextual-spacing="false" fo:text-align="start" style:justify-single-word="false"/>
      <style:text-properties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ítulo_20_das_20_seções" style:display-name="Título das seções" style:family="paragraph" style:parent-style-name="Heading" style:next-style-name="Standard" style:default-outline-level="2" style:master-page-name="">
      <style:paragraph-properties fo:text-align="start" style:justify-single-word="false" style:page-number="auto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1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Sumário" style:page-layout-name="Mpm9" draw:style-name="Mdp1" style:next-style-name="Standard"/>
    <style:master-page style:name="Lista_20_de_20_Abreviaturas_20_e_20_Siglas" style:display-name="Lista de Abreviaturas e Siglas" style:page-layout-name="Mpm9" draw:style-name="Mdp1" style:next-style-name="Sumário"/>
    <style:master-page style:name="Lista_20_de_20_Ilustrações" style:display-name="Lista de Ilustrações" style:page-layout-name="Mpm9" draw:style-name="Mdp1" style:next-style-name="Lista_20_de_20_Abreviaturas_20_e_20_Siglas"/>
    <style:master-page style:name="Abstract" style:page-layout-name="Mpm9" draw:style-name="Mdp1" style:next-style-name="Lista_20_de_20_Ilustrações"/>
    <style:master-page style:name="Resumo" style:page-layout-name="Mpm9" draw:style-name="Mdp1" style:next-style-name="Abstract"/>
    <style:master-page style:name="Agradecimento" style:page-layout-name="Mpm9" draw:style-name="Mdp1" style:next-style-name="Resumo"/>
    <style:master-page style:name="Dedicatória" style:page-layout-name="Mpm9" draw:style-name="Mdp1" style:next-style-name="Agradecimento"/>
    <style:master-page style:name="Ficha_20_Catalográfica" style:display-name="Ficha Catalográfica" style:page-layout-name="Mpm9" draw:style-name="Mdp1" style:next-style-name="Dedicatória"/>
    <style:master-page style:name="Folha_20_de_20_Rosto" style:display-name="Folha de Rosto" style:page-layout-name="Mpm2" style:next-style-name="Ficha_20_Catalográfica"/>
    <style:master-page style:name="Capa" style:page-layout-name="Mpm9" draw:style-name="Mdp1" style:next-style-name="Folha_20_de_20_Rosto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4:46:18.569633216</meta:creation-date>
    <dc:date>2022-07-13T15:55:40.052654109</dc:date>
    <meta:editing-duration>PT7M37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